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5-09-0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5-05-23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4-09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4-05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3-10-2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3-09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3-05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2-09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2-05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1-09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1-05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0-09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20-05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9-09-2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9-05-2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8-12-10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8-12-04 0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8-09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8-05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7-09-2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7-06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6-09-08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6-04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5-09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5-05-0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4-07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4-05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4-03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4-02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3-12-04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3-09-0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3-07-1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3-05-1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3-03-1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3-01-1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2-11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2-09-0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2-07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2-05-1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2-03-1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2-01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1-11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1-09-1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1-07-1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1-05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1-03-1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1-01-0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0-10-1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0-07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0-05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0-03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10-01-1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9-10-2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9-08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9-06-2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9-04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9-02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8-12-0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8-10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8-08-2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8-06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8-04-0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8-03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8-01-1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7-11-0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6-09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5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2003-12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98-11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91-04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90-09-06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9-12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8-11-2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621074435501</text:p>
          </table:table-cell>
          <table:table-cell office:value-type="string" calcext:value-type="string">
            <text:p>090185-- Tuckahoe WMA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0" meta:object-count="0"/>
    <meta:user-defined meta:name="AppVersion">3.0</meta:user-defined>
  </office:meta>
</office:document-meta>
</file>